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{'Andorra': 'AD', 'Förenade Arabemiraten': 'AE', 'Afghanistan': 'AF', 'Antigua och Barbuda': 'AG', 'Anguilla': 'AI', 'Albanien': 'AL', 'Armenien': 'AM', 'Angola': 'AO', 'Antarktis': 'AQ', 'Argentina': 'AR', 'Amerikanska Samoa': 'AS', 'Österrike': 'AT', 'Australien': 'AU', 'Aruba': 'AW', 'Azerbajdzjan': 'AZ', 'Bosnien och Hercegovina': 'BA', 'Barbados': 'BB', 'Bangladesh': 'BD', 'Belgien': 'BE', 'Burkina Faso': 'BF', 'Bulgarien': 'BG', 'Bahrain': 'BH', 'Burundi': 'BI', 'Benin': 'BJ', 'Saint-Barthélemy': 'BL', 'Bermudas': 'BM', 'Brunei Darussalam': 'BN', 'Bolivia': 'BO', 'Bonaire, Sint Eustatius och Saba': 'BQ', 'Brasilien': 'BR', 'Bahamas': 'BS', 'Bhutan': 'BT', 'Bouvetön': 'BV', 'Botswana': 'BW', 'Belarus': 'BY', 'Belize': 'BZ', 'Kanada': 'CA', 'Kokosöarna (eller keelingöarna)': 'CC', 'Kongo Demokratiska republiken': 'CD', 'Centralafrikanska republiken': 'CF', 'Kongo': 'CG', 'Schweiz': 'CH', 'Elfenbenskusten': 'CI', 'Cooköarna': 'CK', 'Chile': 'CL', 'Kamerun': 'CM', 'Kina': 'CN', 'Colombia': 'CO', 'Costa Rica': 'CR', 'Kuba': 'CU', 'Kap Verde': 'CV', 'Curaçao': 'CW', 'Julön': 'CX', 'Cypern': 'CY', 'Tjeckien': 'CZ', 'Tyskland': 'DE', 'Djibouti': 'DJ', 'Danmark': 'DK', 'Dominica': 'DM', 'Dominikanska republiken': 'DO', 'Algeriet': 'DZ', 'Ecuador': 'EC', 'Estland': 'EE', 'Egypten': 'EG', 'Västsahara': 'EH', 'Eritrea': 'ER', 'Spanien': 'ES', 'Etiopien': 'ET', 'Europeiska unionen': 'EU', 'Finland': 'FI', 'Fiji': 'FJ', 'Falklandsöarna': 'FK', 'Mikronesiska federationen': 'FM', 'Färöarna': 'FO', 'Frankrike': 'FR', 'Gabon': 'GA', 'Storbritannien': 'GB', 'Grenada': 'GD', 'Georgien': 'GE', 'Ghana': 'GH', 'Gibraltar': 'GI', 'Grönland': 'GL', 'Gambia': 'GM', 'Guinea': 'GN', 'Ekvatorialguinea': 'GQ', 'Grekland': 'GR', 'Sydgeorgien och Sydsandwichöarna': 'GS', 'Guatemala': 'GT', 'Guam': 'GU', 'Guinea Bissau': 'GW', 'Guyana': 'GY', 'Hongkong': 'HK', 'Heard- och McDonaldöarna': 'HM', 'Honduras': 'HN', 'Kroatien': 'HR', 'Haiti': 'HT', 'Ungern': 'HU', 'Indonesien': 'ID', 'Irland': 'IE', 'Israel': 'IL', 'Indien': 'IN', 'Brittiska territoriet i Indiska Oceanen': 'IO', 'Irak': 'IQ', 'Iran': 'IR', 'Island': 'IS', 'Italien': 'IT', 'Jamaica': 'JM', 'Jordanien': 'JO', 'Japan': 'JP', 'Kenya': 'KE', 'Kirgizistan': 'KG', 'Kambodja': 'KH', 'Kiribati': 'KI', 'Komorerna (utom Mayotte)': 'KM', 'S:t Kittis och Nevis': 'KN', 'Nordkorea': 'KP', 'Sydkorea': 'KR', 'Kuwait': 'KW', 'Caymanöarna': 'KY', 'Kazakstan': 'KZ', 'Laos': 'LA', 'Libanon': 'LB', 'Saint Lucia': 'LC', 'Liechtenstein': 'LI', 'Sri Lanka': 'LK', 'Liberia': 'LR', 'Lesotho': 'LS', 'Litauen': 'LT', 'Luxemburg': 'LU', 'Lettland': 'LV', 'Libyen': 'LY', 'Marocko': 'MA', 'Moldavien': 'MD', 'Montenegro': 'ME', 'Madagaskar': 'MG', 'Marshallöarna': 'MH', 'Nordmakedonien': 'MK', 'Mali': 'ML', 'Myanmar': 'MM', 'Mongoliet': 'MN', 'Macao': 'MO', 'Norra Marianerna': 'MP', 'Mauretanien': 'MR', 'Montserrat': 'MS', 'Malta': 'MT', 'Mauritius': 'MU', 'Maldiverna': 'MV', 'Malawi': 'MW', 'Mexiko': 'MX', 'Malaysia': 'MY', 'Moçambique': 'MZ', 'Namibia': 'NA', 'Nya Kaledonien': 'NC', 'Niger': 'NE', 'Norfolkön': 'NF', 'Nigeria': 'NG', 'Nicaragua': 'NI', 'Nederländerna': 'NL', 'Norge': 'NO', 'Nepal': 'NP', 'Nauru': 'NR', 'Niue': 'NU', 'Nya Zeeland': 'NZ', 'Oman': 'OM', 'Panama': 'PA', 'Peru': 'PE', 'Franska Polynesien': 'PF', 'Papua Nya Guinea': 'PG', 'Filippinerna': 'PH', 'Pakistan': 'PK', 'Polen': 'PL', 'S:t Pierre och Miquelon': 'PM', 'Pitcairn': 'PN', 'Det ockuperade palestinska territoriet': 'PS', 'Portugal': 'PT', 'Palau': 'PW', 'Paraguay': 'PY', 'Qatar': 'QA', 'Det fria havet (Marint område utanför territorialhaven)': 'QP', 'Bunkring och underhåll': 'QQ', 'Bunkring och underhåll vid handel inom EU': 'QR', 'Bunkring och underhåll vid handel med tredje land': 'QS', 'Ej specificerade länder och områden': 'QU', 'Ej specificerade länder och områden vid handel inom EU': 'QV', 'Ej specificerade länder och områden vid handel med tredje land': 'QW', 'Länder och områden som av handels- eller försvarsskäl ej specificerats': 'QX', 'Länder och områden som av handels- eller försvarsskäl inte specificerats vid handel inom EU': 'QY', 'Länder och områden som av handels- eller försvarsskäl inte specificerats vid handel med tredjeland': 'QZ', 'Rumänien': 'RO', 'Ryska federationen': 'RU', 'Rwanda': 'RW', 'Saudiarabien': 'SA', 'Salomonöarna': 'SB', 'Seychellerna': 'SC', 'Sudan': 'SD', 'Sverige': 'SE', 'Singapore': 'SG', 'Sankt Helena inkl. Ascension och Tristan da Cunha': 'SH', 'Slovenien': 'SI', 'Slovakien': 'SK', 'Sierra Leone': 'SL', 'San Marino': 'SM', 'Senegal': 'SN', 'Somalia': 'SO', 'Surinam': 'SR', 'Sydsudan': 'SS', 'Sao Tomé och Principe': 'ST', 'El Salvador': 'SV', 'Sint-Maarten (nederländska delen)':<text:s/><text:soft-page-break/>'SX', 'Syrien': 'SY', 'Eswatini': 'SZ', 'Turks- och Caicosöarna': 'TC', 'Tchad': 'TD', 'De franska territorierna i södra Indiska oceanen (Terres australes françaises)': 'TF', 'Togo': 'TG', 'Thailand': 'TH', 'Tadzjikistan': 'TJ', 'Tokelau': 'TK', 'Östtimor': 'TL', 'Turkmenistan': 'TM', 'Tunisien': 'TN', 'Tonga': 'TO', 'Turkiet': 'TR', 'Trinidad och Tobago': 'TT', 'Tuvalu': 'TV', 'Taiwan': 'TW', 'Tanzania': 'TZ', 'Ukraina': 'UA', 'Uganda': 'UG', 'Förenta staternas mindre öar': 'UM', 'USA': 'US', 'Uruguay': 'UY', 'Uzbekistan': 'UZ', 'Vatikanstaten': 'VA', 'Saint Vincent och Grenadinerna': 'VC', 'Venezuela': 'VE', 'Brittiska Jungfruöarna': 'VG', 'Amerikanska Jungfruöarna': 'VI', 'Vietnam': 'VN', 'Vanuatu': 'VU', 'Wallis och Futuna': 'WF', 'Samoa': 'WS', 'Ceuta': 'XC', 'Förenade kungariket (Nordirland)': 'XI', 'Kosovo': 'XK', 'Melilla': 'XL', 'Serbien': 'XS', 'Förenade kungariket (utom Nordirland)': 'XU', 'Jemen': 'YE', 'Sydafrika': 'ZA', 'Zambia': 'ZM', 'Zimbabwe': 'ZW'}</text:p>
      <text:p text:style-name="Normal">no. of countries : <text:s/>252</text:p>
      <text:p text:style-name="Normal">{'Mellanöstern och Asien': 'MEAS', 'Länder på amerikanska kontinenten': 'ACCG', 'Nord-och Sydamerika+AU,NZ': 'ACOC', 'Chile och Sydafrika': 'CLZA', 'Kenya, Turkiet': 'KETR', 'Marocko': 'MA', 'Marocko, Turkiet': 'MATR', 'Nordamerikanska länder': 'NAML', 'AUSTRALIEN, NYA ZEELAND': 'OCEA', 'Länder i Europa utanför EU': 'OEUE', 'Länder utanför Europa': 'OEUR', 'Peru, USA': 'PEUS', 'Tanzania, Zambia': 'RPAC', 'EC,KE': 'RPEL', 'CL,TR': 'RPHD', 'CO, KE': 'RPHU', 'EC, TR': 'RPHV', 'RU, TR': 'RUTR', 'Länder under kontroll av träemballage SETRE': 'STRE', 'USA, Kanada': 'USCA', 'Statistiskt övervakning': '1005', 'Avtal mellan EU och Kanada: återimporterade varor': '1006', 'Avtal mellan EU och Schweiz: återimporterade varor': '1007', 'Samtliga tredjeländer': '1008', 'Europeiska unionen': '1010', 'ERGA OMNES': '1011', 'Europeiska unionen (inklusive koden "EU")': '1013', 'OECD': '1014', 'Tull 2020 (EU + kandidatländer)': '1016', 'AELE - EFTA (CH; IS; NO; LI)': '1021', 'Tullförmånsberättigade länder, GSP (DET ALLMÄNNA PREFERENSSYSTEMET)': '1030', 'Ekonomiska partnerskapavtalen': '1032', 'CARIFORUM': '1033', 'Stater i östra och södra Afrika': '1034', 'SADC EPA': '1035', 'MAGHREB (DZ; MA; TN)': '1054', 'Bestämmelseländer för export av klorvätesyra och svavelsyra': '1501', 'GSP-EBA (särskild ordning för de minst utvecklade länderna -Allt utom vapen)': '2005', 'REX-länder under en övergångsperiod': '2006', 'Länder som fullt ut tillämpar REX-systemet (inget formulär A)': '2007', 'GSP-länder får ej utfärda formulär A': '2008', 'EEA - Europeiska Ekonomiska Samarbetsområdet': '2012', 'EEA - Europeiska Ekonomiska Samarbetsområdet - Island': '2014', 'GSP - Allmän ordning': '2020', 'GSP+ (En särskild stimulansordning för hållbar utveckling och gott styre)': '2027', 'Länder som omfattas av importrestriktioner efter Tjernobylolyckan': '2038', 'ULT (Utomeuropeiska länder och territorier)': '2080', 'MASHRAQ (EG; JO; LB; SY)': '2110', 'Centralamerika': '2200', 'Produkter av natursilke eller bomull, vävda på handvävstol (Handloom)': '2300', 'Vissa handgjorda produkter (Handicrafts)': '2301', 'Diagonal "alleuropeisk" ursprungskumulation': '2400', 'Medlemsländer i WTO': '2500', 'Stater som inte är medlemmar i WTO': '2501', 'Icke-samarbetande länder i bekämpningen av olagligt, orapporterat och oreglerat fiske': '3000', 'Countries - export restriction protective equipment R 2020/568': '3100', 'Countries - export restrictions - SARS-related coronaviruses (SARS-CoV species)': '3300', 'Territorier som inte ingår i unionens tullområde': '3500', 'Countries subject to safeguard measures': '5001', 'Länder som omfattas av skyddsåtgärder': '5005'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mtam, Lavanya (TR Product)</meta:initial-creator>
    <dc:creator>Kamtam, Lavanya (TR Product)</dc:creator>
    <meta:creation-date>2024-03-28T07:09:00Z</meta:creation-date>
    <dc:date>2024-03-28T13:02:00Z</dc:date>
    <meta:template xlink:href="Normal" xlink:type="simple"/>
    <meta:editing-cycles>1</meta:editing-cycles>
    <meta:editing-duration>PT4440S</meta:editing-duration>
    <meta:document-statistic meta:page-count="2" meta:paragraph-count="16" meta:word-count="1245" meta:character-count="8329" meta:row-count="59" meta:non-whitespace-character-count="7100"/>
  </office:meta>
</office:document-meta>
</file>